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n" fo:country="US"/>
    </style:style>
    <style:style style:name="P2" style:family="paragraph" style:parent-style-name="Standard" style:list-style-name="L1">
      <style:text-properties style:font-name="Arial" fo:language="en" fo:country="U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6.01.2014</text:p>
      <text:p text:style-name="P1">Cadi technical datasheet</text:p>
      <text:p text:style-name="P1"/>
      <text:p text:style-name="P1">The Cadi grow controller consists of (all or part of the) following components:</text:p>
      <text:list xml:id="list36624254" text:style-name="L1">
        <text:list-item>
          <text:p text:style-name="P2">STM32VL-Discovery board</text:p>
        </text:list-item>
        <text:list-item>
          <text:p text:style-name="P2">Power adaptor 220VAC to 12VDC</text:p>
        </text:list-item>
        <text:list-item>
          <text:p text:style-name="P2">Step-down converter to 3V or 5V</text:p>
        </text:list-item>
        <text:list-item>
          <text:p text:style-name="P2">Step-up to 5V/step-down converter to 3V correspondingly to previous selection</text:p>
        </text:list-item>
        <text:list-item>
          <text:p text:style-name="P2">5V power supply hub</text:p>
        </text:list-item>
        <text:list-item>
          <text:p text:style-name="P2">3V power supply hub</text:p>
        </text:list-item>
        <text:list-item>
          <text:p text:style-name="P2">HD4470 or 1602 LCD display</text:p>
        </text:list-item>
        <text:list-item>
          <text:p text:style-name="P2">set of 4 analog buttons</text:p>
        </text:list-item>
        <text:list-item>
          <text:p text:style-name="P2">SD/microSD -card</text:p>
        </text:list-item>
        <text:list-item>
          <text:p text:style-name="P2">HC-06 or similar Bluetooth module</text:p>
        </text:list-item>
        <text:list-item>
          <text:p text:style-name="P2">SolidState relay (equals to the number of 220V loads desired (up to 6))</text:p>
        </text:list-item>
        <text:list-item>
          <text:p text:style-name="P2">pH/EC/water-presence sensor amplifier(s)</text:p>
        </text:list-item>
        <text:list-item>
          <text:p text:style-name="P2">HC-SR04 ultrasonic distance meter</text:p>
        </text:list-item>
        <text:list-item>
          <text:p text:style-name="P2">Hall-sensor water flow meter</text:p>
        </text:list-item>
        <text:list-item>
          <text:p text:style-name="P2">Dosing pumps for fertilizers</text:p>
        </text:list-item>
        <text:list-item>
          <text:p text:style-name="P2">Spherical valves with feedba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6T16:44:26.82</meta:creation-date>
    <dc:date>2014-01-11T21:57:06.46</dc:date>
    <meta:editing-duration>P5DT5H6M33S</meta:editing-duration>
    <meta:editing-cycles>2</meta:editing-cycles>
    <meta:generator>LibreOffice/3.5$Windows_x86 LibreOffice_project/165a79a-7059095-e13bb37-fef39a4-9503d18</meta:generator>
    <meta:document-statistic meta:table-count="0" meta:image-count="0" meta:object-count="0" meta:page-count="1" meta:paragraph-count="19" meta:word-count="113" meta:character-count="655" meta:non-whitespace-character-count="577"/>
  </office:meta>
</office:document-meta>
</file>